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b66c" draw:textarea-horizontal-align="justify" draw:textarea-vertical-align="middle" draw:auto-grow-height="false" fo:min-height="0.766cm" fo:min-width="4.326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766cm" fo:min-width="4.326cm"/>
      <style:paragraph-properties style:writing-mode="lr-tb"/>
    </style:style>
    <style:style style:name="gr3" style:family="graphic" style:parent-style-name="standard">
      <style:graphic-properties draw:fill-color="#b4c7dc" draw:textarea-horizontal-align="justify" draw:textarea-vertical-align="middle" draw:auto-grow-height="false" fo:min-height="0.766cm" fo:min-width="5.342cm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766cm" fo:min-width="5.342cm"/>
      <style:paragraph-properties style:writing-mode="lr-tb"/>
    </style:style>
    <style:style style:name="gr5" style:family="graphic" style:parent-style-name="standard" style:list-style-name="L1">
      <style:graphic-properties draw:fill-color="#ffffff" draw:textarea-horizontal-align="justify" draw:textarea-vertical-align="middle" draw:auto-grow-height="false" fo:min-height="0.766cm" fo:min-width="5.342cm"/>
      <style:paragraph-properties style:writing-mode="lr-tb"/>
    </style:style>
    <style:style style:name="gr6" style:family="graphic" style:parent-style-name="standard" style:list-style-name="L1">
      <style:graphic-properties draw:fill-color="#ffffff" draw:textarea-horizontal-align="justify" draw:textarea-vertical-align="middle" draw:auto-grow-height="false" fo:min-height="0.766cm" fo:min-width="5.342cm"/>
      <style:paragraph-properties style:writing-mode="lr-tb"/>
    </style:style>
    <style:style style:name="gr7" style:family="graphic" style:parent-style-name="standard" style:list-style-name="L1">
      <style:graphic-properties draw:fill-color="#ffffff" draw:textarea-horizontal-align="justify" draw:textarea-vertical-align="middle" draw:auto-grow-height="false" fo:min-height="0.766cm" fo:min-width="5.342cm"/>
      <style:paragraph-properties style:writing-mode="lr-tb"/>
    </style:style>
    <style:style style:name="gr8" style:family="graphic" style:parent-style-name="standard" style:list-style-name="L1">
      <style:graphic-properties draw:fill-color="#ffffff" draw:textarea-horizontal-align="justify" draw:textarea-vertical-align="middle" draw:auto-grow-height="false" fo:min-height="0.766cm" fo:min-width="5.342cm"/>
      <style:paragraph-properties style:writing-mode="lr-tb"/>
    </style:style>
    <style:style style:name="gr9" style:family="graphic" style:parent-style-name="standard">
      <style:graphic-properties svg:stroke-width="0.106cm" draw:marker-start-width="0.358cm" draw:marker-end-width="0.358cm" draw:textarea-vertical-align="middle" fo:padding-top="0.177cm" fo:padding-bottom="0.177cm" fo:padding-left="0.302cm" fo:padding-right="0.3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5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b66c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</style:style>
    <style:style style:name="P5" style:family="paragraph">
      <loext:graphic-properties draw:fill-color="#b4c7dc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loext:graphic-properties draw:fill-color="#ffffff"/>
      <style:paragraph-properties fo:margin-left="0cm" fo:margin-right="0cm" fo:margin-top="0cm" fo:margin-bottom="0cm" fo:line-height="100%" fo:text-align="start" fo:text-indent="0cm"/>
    </style:style>
    <style:style style:name="P8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826cm" svg:height="1.016cm" svg:x="1cm" svg:y="1cm">
          <text:p text:style-name="P1">users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826cm" svg:height="1.016cm" svg:x="1cm" svg:y="2.016cm">
          <text:p text:style-name="P3">key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4.826cm" svg:height="1.016cm" svg:x="1cm" svg:y="3.032cm">
          <text:p text:style-name="P3">user</text:p>
          <draw:enhanced-geometry svg:viewBox="0 0 21600 21600" draw:type="rectangle" draw:enhanced-path="M 0 0 L 21600 0 21600 21600 0 21600 0 0 Z N"/>
        </draw:custom-shape>
        <draw:custom-shape draw:style-name="gr3" draw:text-style-name="P5" xml:id="id2" draw:id="id2" draw:layer="layout" svg:width="5.842cm" svg:height="1.016cm" svg:x="7.921cm" svg:y="3.025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842cm" svg:height="1.016cm" svg:x="7.921cm" svg:y="4.041cm">
          <text:p text:style-name="P3">firstName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842cm" svg:height="1.016cm" svg:x="7.921cm" svg:y="5.057cm">
          <text:p text:style-name="P3">secondName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842cm" svg:height="1.016cm" svg:x="7.921cm" svg:y="6.073cm">
          <text:p text:style-name="P3">address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842cm" svg:height="1.016cm" svg:x="7.921cm" svg:y="7.089cm">
          <text:p text:style-name="P3">city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842cm" svg:height="1.016cm" svg:x="7.921cm" svg:y="8.105cm">
          <text:p text:style-name="P3">zip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842cm" svg:height="1.016cm" svg:x="7.921cm" svg:y="9.121cm">
          <text:p text:style-name="P3">hash</text:p>
          <draw:enhanced-geometry svg:viewBox="0 0 21600 21600" draw:type="rectangle" draw:enhanced-path="M 0 0 L 21600 0 21600 21600 0 21600 0 0 Z N"/>
        </draw:custom-shape>
        <draw:custom-shape draw:style-name="gr5" draw:text-style-name="P7" xml:id="id3" draw:id="id3" draw:layer="layout" svg:width="5.842cm" svg:height="1.016cm" svg:x="7.921cm" svg:y="10.137cm">
          <text:p text:style-name="P6">orders [ ]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5.842cm" svg:height="1.016cm" svg:x="7.921cm" svg:y="11.153cm">
          <text:p text:style-name="P6">favorites [ number ]</text:p>
          <draw:enhanced-geometry svg:viewBox="0 0 21600 21600" draw:type="rectangle" draw:enhanced-path="M 0 0 L 21600 0 21600 21600 0 21600 0 0 Z N"/>
        </draw:custom-shape>
        <draw:custom-shape draw:style-name="gr7" draw:text-style-name="P7" xml:id="id6" draw:id="id6" draw:layer="layout" svg:width="5.842cm" svg:height="1.016cm" svg:x="7.921cm" svg:y="12.169cm">
          <text:p text:style-name="P6">articles [ ]</text:p>
          <draw:enhanced-geometry svg:viewBox="0 0 21600 21600" draw:type="rectangle" draw:enhanced-path="M 0 0 L 21600 0 21600 21600 0 21600 0 0 Z N"/>
        </draw:custom-shape>
        <draw:custom-shape draw:style-name="gr8" draw:text-style-name="P7" xml:id="id7" draw:id="id7" draw:layer="layout" svg:width="5.842cm" svg:height="1.016cm" svg:x="7.921cm" svg:y="13.185cm">
          <text:p text:style-name="P6">rcipes [ ]</text:p>
          <draw:enhanced-geometry svg:viewBox="0 0 21600 21600" draw:type="rectangle" draw:enhanced-path="M 0 0 L 21600 0 21600 21600 0 21600 0 0 Z N"/>
        </draw:custom-shape>
        <draw:custom-shape draw:style-name="gr3" draw:text-style-name="P5" xml:id="id4" draw:id="id4" draw:layer="layout" svg:width="5.842cm" svg:height="1.016cm" svg:x="16.367cm" svg:y="4.683cm">
          <text:p text:style-name="P1">order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842cm" svg:height="1.016cm" svg:x="16.367cm" svg:y="5.699cm">
          <text:p text:style-name="P3">date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842cm" svg:height="1.016cm" svg:x="16.367cm" svg:y="6.715cm">
          <text:p text:style-name="P3">number</text:p>
          <draw:enhanced-geometry svg:viewBox="0 0 21600 21600" draw:type="rectangle" draw:enhanced-path="M 0 0 L 21600 0 21600 21600 0 21600 0 0 Z N"/>
        </draw:custom-shape>
        <draw:custom-shape draw:style-name="gr4" draw:text-style-name="P4" xml:id="id8" draw:id="id8" draw:layer="layout" svg:width="5.842cm" svg:height="1.016cm" svg:x="16.367cm" svg:y="7.731cm">
          <text:p text:style-name="P3">items [ ]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842cm" svg:height="1.016cm" svg:x="16.367cm" svg:y="13.192cm">
          <text:p text:style-name="P1">recipe / article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842cm" svg:height="1.016cm" svg:x="16.367cm" svg:y="14.208cm">
          <text:p text:style-name="P3">title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842cm" svg:height="1.016cm" svg:x="16.367cm" svg:y="15.224cm">
          <text:p text:style-name="P3">author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842cm" svg:height="1.016cm" svg:x="16.367cm" svg:y="16.24cm">
          <text:p text:style-name="P3">author_name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842cm" svg:height="1.016cm" svg:x="16.367cm" svg:y="17.256cm">
          <text:p text:style-name="P3">date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842cm" svg:height="1.016cm" svg:x="16.367cm" svg:y="18.272cm">
          <text:p text:style-name="P3">text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842cm" svg:height="1.016cm" svg:x="16.367cm" svg:y="19.288cm">
          <text:p text:style-name="P3">tags [ string ]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842cm" svg:height="1.016cm" svg:x="16.367cm" svg:y="20.304cm">
          <text:p text:style-name="P3">summary</text:p>
          <draw:enhanced-geometry svg:viewBox="0 0 21600 21600" draw:type="rectangle" draw:enhanced-path="M 0 0 L 21600 0 21600 21600 0 21600 0 0 Z N"/>
        </draw:custom-shape>
        <draw:custom-shape draw:style-name="gr3" draw:text-style-name="P5" xml:id="id5" draw:id="id5" draw:layer="layout" svg:width="5.842cm" svg:height="1.016cm" svg:x="16.367cm" svg:y="13.192cm">
          <text:p text:style-name="P1">recipe / article</text:p>
          <draw:enhanced-geometry svg:viewBox="0 0 21600 21600" draw:type="rectangle" draw:enhanced-path="M 0 0 L 21600 0 21600 21600 0 21600 0 0 Z N"/>
        </draw:custom-shape>
        <draw:custom-shape draw:style-name="gr4" draw:text-style-name="P4" xml:id="id12" draw:id="id12" draw:layer="layout" svg:width="5.842cm" svg:height="1.016cm" svg:x="16.367cm" svg:y="21.32cm">
          <text:p text:style-name="P3">comments [ ]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842cm" svg:height="1.016cm" svg:x="25.384cm" svg:y="15.605cm">
          <text:p text:style-name="P1">recipe / article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842cm" svg:height="1.016cm" svg:x="25.384cm" svg:y="16.621cm">
          <text:p text:style-name="P3">title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842cm" svg:height="1.016cm" svg:x="25.384cm" svg:y="17.637cm">
          <text:p text:style-name="P3">author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842cm" svg:height="1.016cm" svg:x="25.384cm" svg:y="18.653cm">
          <text:p text:style-name="P3">author_name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842cm" svg:height="1.016cm" svg:x="25.384cm" svg:y="19.669cm">
          <text:p text:style-name="P3">date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842cm" svg:height="1.016cm" svg:x="25.384cm" svg:y="20.685cm">
          <text:p text:style-name="P3">text</text:p>
          <draw:enhanced-geometry svg:viewBox="0 0 21600 21600" draw:type="rectangle" draw:enhanced-path="M 0 0 L 21600 0 21600 21600 0 21600 0 0 Z N"/>
        </draw:custom-shape>
        <draw:custom-shape draw:style-name="gr3" draw:text-style-name="P5" xml:id="id13" draw:id="id13" draw:layer="layout" svg:width="5.842cm" svg:height="1.016cm" svg:x="25.384cm" svg:y="15.605cm">
          <text:p text:style-name="P1">comment</text:p>
          <draw:enhanced-geometry svg:viewBox="0 0 21600 21600" draw:type="rectangle" draw:enhanced-path="M 0 0 L 21600 0 21600 21600 0 21600 0 0 Z N"/>
        </draw:custom-shape>
        <draw:custom-shape draw:style-name="gr3" draw:text-style-name="P5" xml:id="id9" draw:id="id9" draw:layer="layout" svg:width="5.842cm" svg:height="1.016cm" svg:x="24.368cm" svg:y="4.937cm">
          <text:p text:style-name="P1">order item</text:p>
          <draw:enhanced-geometry svg:viewBox="0 0 21600 21600" draw:type="rectangle" draw:enhanced-path="M 0 0 L 21600 0 21600 21600 0 21600 0 0 Z N"/>
        </draw:custom-shape>
        <draw:custom-shape draw:style-name="gr4" draw:text-style-name="P4" xml:id="id10" draw:id="id10" draw:layer="layout" svg:width="5.842cm" svg:height="1.016cm" svg:x="24.368cm" svg:y="5.953cm">
          <text:p text:style-name="P3">productData 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842cm" svg:height="1.016cm" svg:x="24.368cm" svg:y="6.969cm">
          <text:p text:style-name="P3">qty</text:p>
          <draw:enhanced-geometry svg:viewBox="0 0 21600 21600" draw:type="rectangle" draw:enhanced-path="M 0 0 L 21600 0 21600 21600 0 21600 0 0 Z N"/>
        </draw:custom-shape>
        <draw:custom-shape draw:style-name="gr3" draw:text-style-name="P5" xml:id="id11" draw:id="id11" draw:layer="layout" svg:width="5.842cm" svg:height="1.016cm" svg:x="32.623cm" svg:y="5.953cm">
          <text:p text:style-name="P1">productData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842cm" svg:height="1.016cm" svg:x="32.623cm" svg:y="6.969cm">
          <text:p text:style-name="P3">productId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842cm" svg:height="1.016cm" svg:x="32.623cm" svg:y="7.985cm">
          <text:p text:style-name="P3">img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842cm" svg:height="1.016cm" svg:x="32.623cm" svg:y="9.001cm">
          <text:p text:style-name="P3">price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842cm" svg:height="1.016cm" svg:x="32.623cm" svg:y="10.017cm">
          <text:p text:style-name="P3">title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842cm" svg:height="1.016cm" svg:x="32.623cm" svg:y="11.033cm">
          <text:p text:style-name="P3">subtitle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5.826cm" svg:y1="3.54cm" svg:x2="7.921cm" svg:y2="3.533cm" draw:start-shape="id1" draw:start-glue-point="1" draw:end-shape="id2" draw:end-glue-point="3" svg:d="M5826 3540h1048v-7h1047" svg:viewBox="0 0 2096 8">
          <text:p/>
        </draw:connector>
        <draw:connector draw:style-name="gr9" draw:text-style-name="P1" draw:layer="layout" svg:x1="13.763cm" svg:y1="10.645cm" svg:x2="16.367cm" svg:y2="5.191cm" draw:start-shape="id3" draw:start-glue-point="1" draw:end-shape="id4" draw:end-glue-point="3" svg:d="M13763 10645h1302v-5454h1302" svg:viewBox="0 0 2605 5455">
          <text:p/>
        </draw:connector>
        <draw:connector draw:style-name="gr9" draw:text-style-name="P1" draw:layer="layout" svg:x1="19.288cm" svg:y1="13.192cm" svg:x2="13.763cm" svg:y2="12.677cm" draw:start-shape="id5" draw:start-glue-point="0" draw:end-shape="id6" draw:end-glue-point="1" svg:d="M19288 13192v-515h-5525" svg:viewBox="0 0 5526 516">
          <text:p/>
        </draw:connector>
        <draw:connector draw:style-name="gr9" draw:text-style-name="P1" draw:layer="layout" svg:x1="13.763cm" svg:y1="13.693cm" svg:x2="16.367cm" svg:y2="13.7cm" draw:start-shape="id7" draw:end-shape="id5" svg:d="M13763 13693h1302v7h1302" svg:viewBox="0 0 2605 8">
          <text:p/>
        </draw:connector>
        <draw:connector draw:style-name="gr9" draw:text-style-name="P1" draw:layer="layout" svg:x1="22.209cm" svg:y1="8.239cm" svg:x2="24.368cm" svg:y2="5.445cm" draw:start-shape="id8" draw:start-glue-point="1" draw:end-shape="id9" draw:end-glue-point="3" svg:d="M22209 8239h1080v-2794h1079" svg:viewBox="0 0 2160 2795">
          <text:p/>
        </draw:connector>
        <draw:connector draw:style-name="gr9" draw:text-style-name="P1" draw:layer="layout" svg:x1="30.21cm" svg:y1="6.461cm" svg:x2="32.623cm" svg:y2="6.461cm" draw:start-shape="id10" draw:start-glue-point="1" draw:end-shape="id11" draw:end-glue-point="3" svg:d="M30210 6461h2413" svg:viewBox="0 0 2414 1">
          <text:p/>
        </draw:connector>
        <draw:connector draw:style-name="gr9" draw:text-style-name="P1" draw:layer="layout" svg:x1="22.209cm" svg:y1="21.828cm" svg:x2="25.384cm" svg:y2="16.113cm" draw:start-shape="id12" draw:start-glue-point="1" draw:end-shape="id13" draw:end-glue-point="3" svg:d="M22209 21828h1588v-5715h1587" svg:viewBox="0 0 3176 5716">
          <text:p/>
        </draw:connector>
        <draw:frame draw:style-name="gr10" draw:text-style-name="P8" draw:layer="layout" svg:width="0.853cm" svg:height="0.962cm" svg:x="5.862cm" svg:y="2.524cm">
          <draw:text-box>
            <text:p>1</text:p>
          </draw:text-box>
        </draw:frame>
        <draw:frame draw:style-name="gr10" draw:text-style-name="P8" draw:layer="layout" svg:width="0.853cm" svg:height="0.962cm" svg:x="6.969cm" svg:y="2.524cm">
          <draw:text-box>
            <text:p>1</text:p>
          </draw:text-box>
        </draw:frame>
        <draw:frame draw:style-name="gr10" draw:text-style-name="P8" draw:layer="layout" svg:width="0.853cm" svg:height="0.962cm" svg:x="13.736cm" svg:y="9.563cm">
          <draw:text-box>
            <text:p>1</text:p>
          </draw:text-box>
        </draw:frame>
        <draw:frame draw:style-name="gr10" draw:text-style-name="P8" draw:layer="layout" svg:width="0.853cm" svg:height="0.962cm" svg:x="13.954cm" svg:y="12.811cm">
          <draw:text-box>
            <text:p>1</text:p>
          </draw:text-box>
        </draw:frame>
        <draw:frame draw:style-name="gr10" draw:text-style-name="P8" draw:layer="layout" svg:width="0.853cm" svg:height="0.962cm" svg:x="13.954cm" svg:y="11.795cm">
          <draw:text-box>
            <text:p>1</text:p>
          </draw:text-box>
        </draw:frame>
        <draw:frame draw:style-name="gr10" draw:text-style-name="P8" draw:layer="layout" svg:width="0.853cm" svg:height="0.962cm" svg:x="22.209cm" svg:y="7.35cm">
          <draw:text-box>
            <text:p>1</text:p>
          </draw:text-box>
        </draw:frame>
        <draw:frame draw:style-name="gr10" draw:text-style-name="P8" draw:layer="layout" svg:width="0.853cm" svg:height="0.962cm" svg:x="22.245cm" svg:y="20.866cm">
          <draw:text-box>
            <text:p>1</text:p>
          </draw:text-box>
        </draw:frame>
        <draw:frame draw:style-name="gr10" draw:text-style-name="P8" draw:layer="layout" svg:width="0.853cm" svg:height="0.962cm" svg:x="30.246cm" svg:y="5.626cm">
          <draw:text-box>
            <text:p>1</text:p>
          </draw:text-box>
        </draw:frame>
        <draw:frame draw:style-name="gr10" draw:text-style-name="P8" draw:layer="layout" svg:width="0.853cm" svg:height="0.962cm" svg:x="31.607cm" svg:y="5.626cm">
          <draw:text-box>
            <text:p>1</text:p>
          </draw:text-box>
        </draw:frame>
        <draw:frame draw:style-name="gr10" draw:text-style-name="P8" draw:layer="layout" svg:width="0.853cm" svg:height="0.962cm" svg:x="15.26cm" svg:y="4.302cm">
          <draw:text-box>
            <text:p>N</text:p>
          </draw:text-box>
        </draw:frame>
        <draw:frame draw:style-name="gr10" draw:text-style-name="P8" draw:layer="layout" svg:width="0.853cm" svg:height="0.962cm" svg:x="18.435cm" svg:y="11.722cm">
          <draw:text-box>
            <text:p>N</text:p>
          </draw:text-box>
        </draw:frame>
        <draw:frame draw:style-name="gr10" draw:text-style-name="P8" draw:layer="layout" svg:width="0.853cm" svg:height="0.962cm" svg:x="15.351cm" svg:y="12.811cm">
          <draw:text-box>
            <text:p>N</text:p>
          </draw:text-box>
        </draw:frame>
        <draw:frame draw:style-name="gr10" draw:text-style-name="P8" draw:layer="layout" svg:width="0.853cm" svg:height="0.962cm" svg:x="23.388cm" svg:y="4.61cm">
          <draw:text-box>
            <text:p>N</text:p>
          </draw:text-box>
        </draw:frame>
        <draw:frame draw:style-name="gr10" draw:text-style-name="P8" draw:layer="layout" svg:width="0.853cm" svg:height="0.962cm" svg:x="24.368cm" svg:y="15.224cm">
          <draw:text-box>
            <text:p>N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5T20:17:42.478872568</meta:creation-date>
    <dc:date>2021-01-25T20:43:17.775402335</dc:date>
    <meta:editing-duration>PT5M14S</meta:editing-duration>
    <meta:editing-cycles>1</meta:editing-cycles>
    <meta:document-statistic meta:object-count="65"/>
    <meta:generator>LibreOffice/6.4.6.2$Linux_X86_64 LibreOffice_project/40$Build-2</meta:generator>
  </office:meta>
</office:document-meta>
</file>